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vator Pitch: Geolocalização Interna da Biblioteca Central (Unifor)</text:p>
      <text:p text:style-name="P1"/>
      <text:p text:style-name="Standard">Para os estudantes, professores e usuários da Biblioteca Central da Unifor,</text:p>
      <text:p text:style-name="Standard">que enfrentam dificuldade e perdem tempo tentando localizar fisicamente as obras do acervo a partir de códigos de chamada complexos,</text:p>
      <text:p text:style-name="Standard">o Sistema de Geolocalização Interna do Acervo</text:p>
      <text:p text:style-name="Standard">é uma feature digital integrada ao catálogo online</text:p>
      <text:p text:style-name="Standard">que transforma a busca por livros em uma experiência guiada, oferecendo mapas interativos e rotas passo a passo até a estante exata.</text:p>
      <text:p text:style-name="Standard">Diferentemente do sistema tradicional que apenas informa o número de chamada e exige que o usuário decifre a sinalização física,</text:p>
      <text:p text:style-name="Standard">o nosso produto entrega uma camada de orientação espacial que reduz drasticamente o tempo de procura, promove a autonomia do usuário e libera os bibliotecários para atendimentos mais complexos e estratégicos.</text:p>
      <text:p text:style-name="Standard"/>
      <text:p text:style-name="Standard">Análise Estratégica da Construção do Pitch</text:p>
      <text:p text:style-name="Standard"/>
      <text:p text:style-name="Standard">Para garantir que o pitch seja eficaz e reflita o exercício de Business Design, é importante entender o papel de cada bloco na construção dessa visão:</text:p>
      <text:p text:style-name="Standard"/>
      <text:p text:style-name="Standard">1. Para (Público-Alvo):</text:p>
      <text:p text:style-name="Standard">O pitch segmenta corretamente os usuários, indo além do "estudante". Ao citar "estudantes, professores e usuários", ele sinaliza que a solução atende a toda a comunidade acadêmica e visitantes, aumentando seu escopo de valor institucional.</text:p>
      <text:p text:style-name="Standard"/>
      <text:p text:style-name="Standard">2. Que (Problema/Dor):</text:p>
      <text:p text:style-name="Standard">O foco não está na ausência de tecnologia, mas na dor funcional e emocional mapeada: "dificuldade e perda de tempo" e "códigos de chamada complexos". Isso conecta a solução a uma necessidade real de eficiência e redução de atrito (fricção) no dia a dia.</text:p>
      <text:p text:style-name="Standard"/>
      <text:p text:style-name="Standard">3. O (Nome do Produto):</text:p>
      <text:p text:style-name="Standard">Ao nomear como "Sistema de Geolocalização Interna do Acervo", o pitch posiciona o produto como uma solução de navegação específica para o contexto de uma biblioteca, evitando a confusão de parecer um aplicativo genérico.</text:p>
      <text:p text:style-name="Standard"/>
      <text:p text:style-name="Standard">4. É uma (Categoria):</text:p>
      <text:p text:style-name="Standard">A definição "feature digital integrada ao catálogo online" é crucial. Ela ancora o produto ao sistema já existente e confiável (o catálogo), reduzindo a resistência à adoção e deixando claro que é uma melhoria, e não uma substituição radical (conforme a atividade "Não é").</text:p>
      <text:p text:style-name="Standard"/>
      <text:p text:style-name="Standard">5. Que (Benefício-Chave/Proposta de Valor):</text:p>
      <text:p text:style-name="Standard">A frase "transforma a busca por livros em uma experiência guiada" é o coração da inovação. Ela promete mudar a natureza da atividade, saindo de uma busca abstrata (código) para uma experiência concreta (guia/rota), entregando os principais "Faz" do produto: mapas e instruções.</text:p>
      <text:p text:style-name="Standard"/>
      <text:p text:style-name="Standard">6. Diferentemente (Concorrência/Alternativa):</text:p>
      <text:p text:style-name="Standard">O pitch não trata apenas de concorrentes diretos, mas da alternativa atual de "não-ter-o-produto". Comparar com "o sistema tradicional que apenas informa o número de chamada" valida a mudança proposta e evidencia a superioridade da solução.</text:p>
      <text:p text:style-name="Standard"/>
      <text:p text:style-name="Standard">7. O nosso produto (Diferencial Competitivo):</text:p>
      <text:p text:style-name="Standard"><text:soft-page-break/>O fechamento entrega o ganho estratégico: "reduz o tempo, promove autonomia e libera os bibliotecários". Este é o ganho duplo do Business Design: resolve a dor do usuário final (eficiência) e a dor do "cliente" institucional (otimização de recursos humano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1:52:33.717225193</meta:creation-date>
    <meta:print-date>2026-03-02T21:54:28.253713563</meta:print-date>
    <meta:printed-by>PDF files</meta:printed-by>
    <dc:date>2026-03-02T21:54:56.671975485</dc:date>
    <meta:editing-duration>PT28S</meta:editing-duration>
    <meta:editing-cycles>1</meta:editing-cycles>
    <meta:document-statistic meta:table-count="0" meta:image-count="0" meta:object-count="0" meta:page-count="2" meta:paragraph-count="24" meta:word-count="464" meta:character-count="3013" meta:non-whitespace-character-count="2573"/>
    <meta:generator>LibreOffice/25.8.1.1$Linux_X86_64 LibreOffice_project/54047653041915e595ad4e45cccea684809c77b5</meta:generator>
  </office:meta>
</office:document-meta>
</file>